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53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  <style:text-properties officeooo:rsid="000ceaa6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0ceaa6" officeooo:paragraph-rsid="000ceaa6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6cc47" officeooo:paragraph-rsid="0016cc4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816f5" officeooo:paragraph-rsid="001816f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9ccb8" officeooo:paragraph-rsid="0019ccb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b0bef" officeooo:paragraph-rsid="001b0be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da2de" officeooo:paragraph-rsid="001da2d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de479" officeooo:paragraph-rsid="001de479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ceaa6" officeooo:paragraph-rsid="000ceaa6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d47a6" officeooo:paragraph-rsid="000d47a6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ea7c7" officeooo:paragraph-rsid="000ea7c7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7413" officeooo:paragraph-rsid="000f7413"/>
    </style:style>
    <style:style style:name="P1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0f9a58" officeooo:paragraph-rsid="000f9a58"/>
    </style:style>
    <style:style style:name="P1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816f5" officeooo:paragraph-rsid="001816f5"/>
    </style:style>
    <style:style style:name="P1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0bef" officeooo:paragraph-rsid="001b0bef"/>
    </style:style>
    <style:style style:name="P1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b6d87" officeooo:paragraph-rsid="001b6d87"/>
    </style:style>
    <style:style style:name="P2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cb0f2" officeooo:paragraph-rsid="001cb0f2"/>
    </style:style>
    <style:style style:name="P2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da2de" officeooo:paragraph-rsid="001da2de"/>
    </style:style>
    <style:style style:name="P2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normal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de479" officeooo:paragraph-rsid="001de479"/>
    </style:style>
    <style:style style:name="P24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0ceaa6" officeooo:paragraph-rsid="000ceaa6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7413" officeooo:paragraph-rsid="000f7413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style:font-name="Times New Roman" officeooo:rsid="000f9a58" officeooo:paragraph-rsid="000f9a58"/>
    </style:style>
    <style:style style:name="P2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e829f" officeooo:paragraph-rsid="001e829f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9a5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ogramming</text:p>
      <text:p text:style-name="P25"><office:annotation office:name="__Annotation__346_3974529982" loext:resolved="false"><dc:creator>Unknown Author</dc:creator><dc:date>2021-08-19T04:42:14.794000000</dc:date><text:p text:style-name="P28"><text:span text:style-name="T2"><text:a xlink:href="https://www.google.com/search?q=best+programming+languages+for+ethical+hacking&amp;oq=best+programming+languages+for+ethical+hacking&amp;aqs=chrome..69i57j0i22i30l3j0i390l2.10849j0j7&amp;sourceid=chrome&amp;ie=UTF-8" xlink:type="simple">https://www.google.com/search?q=best+programming+languages+for+ethical+hacking&amp;oq=best+programming+languages+for+ethical+hacking&amp;aqs=chrome..69i57j0i22i30l3j0i390l2.10849j0j7&amp;sourceid=chrome&amp;ie=UTF-8</text:a></text:span><text:span text:style-name="T2"><text:s/></text:span></text:p></office:annotation>best programming languages for ethical hacking<office:annotation-end office:name="__Annotation__346_3974529982"/></text:p>
      <text:p text:style-name="P25"><text:a xlink:type="simple" xlink:href="https://www.ubuntupit.com/best-programming-languages-for-hacking/" text:style-name="Internet_20_link" text:visited-style-name="Visited_20_Internet_20_Link">https://www.ubuntupit.com/best-programming-languages-for-hacking/</text:a></text:p>
      <text:p text:style-name="P26"><office:annotation office:name="__Annotation__348_3974529982" loext:resolved="false"><dc:creator>Unknown Author</dc:creator><dc:date>2021-08-19T04:46:23.779000000</dc:date><text:p text:style-name="P28"><text:span text:style-name="T2"><text:a xlink:href="https://www.google.com/search?q=best+programming+languages+for+malware+analysis&amp;oq=best+programming+languages+for+malware+analysis&amp;aqs=chrome..69i57j0i22i30.9801j0j7&amp;sourceid=chrome&amp;ie=UTF-8" xlink:type="simple">https://www.google.com/search?q=best+programming+languages+for+malware+analysis&amp;oq=best+programming+languages+for+malware+analysis&amp;aqs=chrome..69i57j0i22i30.9801j0j7&amp;sourceid=chrome&amp;ie=UTF-8</text:a></text:span></text:p><text:p text:style-name="P28"><text:span text:style-name="T2"/></text:p></office:annotation>best programming languages for malware analysis<office:annotation-end office:name="__Annotation__348_3974529982"/></text:p>
      <text:p text:style-name="P26"><office:annotation office:name="__Annotation__347_3974529982" loext:resolved="false"><dc:creator>Unknown Author</dc:creator><dc:date>2021-08-19T04:45:42.168000000</dc:date><text:p text:style-name="P28"><text:span text:style-name="T2"><text:a xlink:href="https://www.quora.com/What-programming-languages-are-commonly-used-to-make-viruses" xlink:type="simple">https://www.quora.com/What-programming-languages-are-commonly-used-to-make-viruses</text:a></text:span></text:p><text:p text:style-name="P28"><text:span text:style-name="T2"/></text:p></office:annotation>Assembly for system level malware<office:annotation-end office:name="__Annotation__347_3974529982"/></text:p>
      <text:p text:style-name="P25">FireShip - <text:span text:style-name="T1">yt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Javascrip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Resource</text:p>
          </table:table-cell>
          <table:table-cell table:style-name="Table1.A1" office:value-type="string">
            <text:p text:style-name="P12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Additional link</text:p>
          </table:table-cell>
        </table:table-row>
        <table:table-row table:style-name="Table1.1">
          <table:table-cell table:style-name="Table1.A1" office:value-type="string">
            <text:p text:style-name="P14">Freecodecamp.org</text:p>
            <text:p text:style-name="P14">Beau Carnes</text:p>
            <text:p text:style-name="P2">Learn JavaScript - Full Course for Beginners</text:p>
          </table:table-cell>
          <table:table-cell table:style-name="Table1.A1" office:value-type="string">
            <text:p text:style-name="P2"><text:a xlink:type="simple" xlink:href="https://youtu.be/PkZNo7MFNFg" text:style-name="Internet_20_link" text:visited-style-name="Visited_20_Internet_20_Link">https://youtu.be/PkZNo7MFNFg</text:a> </text:p>
          </table:table-cell>
        </table:table-row>
        <table:table-row table:style-name="Table1.1">
          <table:table-cell table:style-name="Table1.A1" office:value-type="string">
            <text:p text:style-name="P19">Coding Addict</text:p>
            <text:p text:style-name="P19">Javascript Fundamentals</text:p>
          </table:table-cell>
          <table:table-cell table:style-name="Table1.A1" office:value-type="string">
            <text:p text:style-name="P2"><text:a xlink:type="simple" xlink:href="https://youtu.be/2Ji-clqUYnA" text:style-name="Internet_20_link" text:visited-style-name="Visited_20_Internet_20_Link">https://youtu.be/2Ji-clqUYnA</text:a> 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Resource</text:p>
          </table:table-cell>
          <table:table-cell table:style-name="Table1.A1" office:value-type="string">
            <text:p text:style-name="P12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Additional link</text:p>
          </table:table-cell>
        </table:table-row>
        <table:table-row table:style-name="Table1.1">
          <table:table-cell table:style-name="Table1.A1" office:value-type="string">
            <text:p text:style-name="P14">Freecodecamp.org</text:p>
            <text:p text:style-name="P14">Mike Dane</text:p>
            <text:p text:style-name="P14">GiraffeAcademy</text:p>
            <text:p text:style-name="P2">Learn Python - Full Course for Beginners [Tutorial]</text:p>
          </table:table-cell>
          <table:table-cell table:style-name="Table1.A1" office:value-type="string">
            <text:p text:style-name="P2"><text:a xlink:type="simple" xlink:href="https://youtu.be/rfscVS0vtbw" text:style-name="Internet_20_link" text:visited-style-name="Visited_20_Internet_20_Link">https://youtu.be/rfscVS0vtbw</text:a> </text:p>
          </table:table-cell>
        </table:table-row>
        <table:table-row table:style-name="Table1.1">
          <table:table-cell table:style-name="Table1.A1" office:value-type="string">
            <text:p text:style-name="P14">Freecodecamp.org</text:p>
            <text:p text:style-name="P14">CupofCode 01</text:p>
            <text:p text:style-name="P2">Python Algorithms for Interviews</text:p>
          </table:table-cell>
          <table:table-cell table:style-name="Table1.A1" office:value-type="string">
            <text:p text:style-name="P2"><text:a xlink:type="simple" xlink:href="https://youtu.be/p65AHm9MX80" text:style-name="Internet_20_link" text:visited-style-name="Visited_20_Internet_20_Link">https://youtu.be/p65AHm9MX80</text:a> </text:p>
          </table:table-cell>
        </table:table-row>
        <table:table-row table:style-name="Table1.1">
          <table:table-cell table:style-name="Table1.A1" office:value-type="string">
            <text:p text:style-name="P15">Sentdex</text:p>
            <text:p text:style-name="P15">GUIs with Tkinter (intermediate)</text:p>
          </table:table-cell>
          <table:table-cell table:style-name="Table1.A1" office:value-type="string">
            <text:p text:style-name="P2"><text:a xlink:type="simple" xlink:href="https://youtube.com/playlist?list=PLQVvvaa0QuDclKx-QpC9wntnURXVJqLyk" text:style-name="Internet_20_link" text:visited-style-name="Visited_20_Internet_20_Link">https://youtube.com/playlist?list=PLQVvvaa0QuDclKx-QpC9wntnURXVJqLyk</text:a> </text:p>
          </table:table-cell>
        </table:table-row>
        <table:table-row table:style-name="Table1.1">
          <table:table-cell table:style-name="Table1.A1" office:value-type="string">
            <text:p text:style-name="P15">Codemy.com</text:p>
            <text:p text:style-name="P15">John Elder</text:p>
          </table:table-cell>
          <table:table-cell table:style-name="Table1.A1" office:value-type="string">
            <text:p text:style-name="P2"><text:a xlink:type="simple" xlink:href="https://youtu.be/yQSEXcf6s2I" text:style-name="Internet_20_link" text:visited-style-name="Visited_20_Internet_20_Link">https://youtu.be/yQSEXcf6s2I</text:a> </text:p>
          </table:table-cell>
        </table:table-row>
        <table:table-row table:style-name="Table1.1">
          <table:table-cell table:style-name="Table1.A1" office:value-type="string">
            <text:p text:style-name="P15">Aleksa Tamburkovski</text:p>
            <text:p text:style-name="P15">The Complete Python Hacking Course: Beginner To Advance! (2021)</text:p>
          </table:table-cell>
          <table:table-cell table:style-name="Table1.A1" office:value-type="string">
            <text:p text:style-name="P2"><text:a xlink:type="simple" xlink:href="https://youtu.be/0NQ2aMxBYNE" text:style-name="Internet_20_link" text:visited-style-name="Visited_20_Internet_20_Link">https://youtu.be/0NQ2aMxBYNE</text:a> </text:p>
          </table:table-cell>
        </table:table-row>
        <table:table-row table:style-name="Table1.1">
          <table:table-cell table:style-name="Table1.A1" office:value-type="string">
            <text:p text:style-name="P15">Complete Python Hacking Course: Beginner To Advance Part 2!</text:p>
          </table:table-cell>
          <table:table-cell table:style-name="Table1.A1" office:value-type="string">
            <text:p text:style-name="P2"><text:a xlink:type="simple" xlink:href="https://youtu.be/7T_xVBwFdJA" text:style-name="Internet_20_link" text:visited-style-name="Visited_20_Internet_20_Link">https://youtu.be/7T_xVBwFdJA</text:a> </text:p>
          </table:table-cell>
        </table:table-row>
        <table:table-row table:style-name="Table1.1">
          <table:table-cell table:style-name="Table1.A1" office:value-type="string">
            <text:p text:style-name="P27">Mcoding</text:p>
            <text:p text:style-name="P27">25 nooby Python habits you need to ditch</text:p>
          </table:table-cell>
          <table:table-cell table:style-name="Table1.A1" office:value-type="string">
            <text:p text:style-name="P2"><text:a xlink:type="simple" xlink:href="https://youtu.be/qUeud6DvOWI" text:style-name="Internet_20_link" text:visited-style-name="Visited_20_Internet_20_Link">https://youtu.be/qUeud6DvOWI</text:a> </text:p>
          </table:table-cell>
        </table:table-row>
        <table:table-row table:style-name="Table1.1">
          <table:table-cell table:style-name="Table1.A1" office:value-type="string">
            <text:p text:style-name="P3">SQ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Resource</text:p>
          </table:table-cell>
          <table:table-cell table:style-name="Table1.A1" office:value-type="string">
            <text:p text:style-name="P12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Resource</text:p>
          </table:table-cell>
          <table:table-cell table:style-name="Table1.A1" office:value-type="string">
            <text:p text:style-name="P12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Additional link</text:p>
          </table:table-cell>
        </table:table-row>
        <text:soft-page-break/>
        <table:table-row table:style-name="Table1.1">
          <table:table-cell table:style-name="Table1.A1" office:value-type="string">
            <text:p text:style-name="P14">Freecodecamp.org</text:p>
            <text:p text:style-name="P14">PHP Tutorials</text:p>
          </table:table-cell>
          <table:table-cell table:style-name="Table1.A1" office:value-type="string">
            <text:p text:style-name="P2"><text:a xlink:type="simple" xlink:href="https://youtube.com/playlist?list=PLWKjhJtqVAbkoMsX4hgwxbJZW4aB0cbaB" text:style-name="Internet_20_link" text:visited-style-name="Visited_20_Internet_20_Link">https://youtube.com/playlist?</text:a><text:a xlink:type="simple" xlink:href="https://youtube.com/playlist?list=PLWKjhJtqVAbkoMsX4hgwxbJZW4aB0cbaB" text:style-name="Internet_20_link" text:visited-style-name="Visited_20_Internet_20_Link">list=PLWKjhJtqVAbkoMsX4hgwxbJZW4aB0cbaB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Resource</text:p>
          </table:table-cell>
          <table:table-cell table:style-name="Table1.A1" office:value-type="string">
            <text:p text:style-name="P12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Additional link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3">C# Tutorial - Full Course for Beginners</text:p>
            <text:p text:style-name="P13">freecodecamp.org</text:p>
            <text:p text:style-name="P13">Giraffe Academy</text:p>
            <text:p text:style-name="P13">Mike Dane</text:p>
          </table:table-cell>
          <table:table-cell table:style-name="Table1.A1" office:value-type="string">
            <text:p text:style-name="P2"><text:a xlink:type="simple" xlink:href="https://youtu.be/GhQdlIFylQ8" text:style-name="Internet_20_link" text:visited-style-name="Visited_20_Internet_20_Link">https://youtu.be/GhQdlIFylQ8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Assembly Languag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"><text:s/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Functional Programming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7">Coding Tech</text:p>
            <text:p text:style-name="P17">How Functional Programming Can Make You A Better Developer</text:p>
          </table:table-cell>
          <table:table-cell table:style-name="Table1.A1" office:value-type="string">
            <text:p text:style-name="P2"><text:a xlink:type="simple" xlink:href="https://youtu.be/EqO4TcNLjl0" text:style-name="Internet_20_link" text:visited-style-name="Visited_20_Internet_20_Link">https://youtu.be/EqO4TcNLjl0</text:a> </text:p>
          </table:table-cell>
        </table:table-row>
        <table:table-row table:style-name="Table1.1">
          <table:table-cell table:style-name="Table1.A1" office:value-type="string">
            <text:p text:style-name="P17">Metosin</text:p>
            <text:p text:style-name="P17">Why Isn't Functional Programming the Norm? – Richard Feldman</text:p>
          </table:table-cell>
          <table:table-cell table:style-name="Table1.A1" office:value-type="string">
            <text:p text:style-name="P2"><text:a xlink:type="simple" xlink:href="https://youtu.be/QyJZzq0v7Z4" text:style-name="Internet_20_link" text:visited-style-name="Visited_20_Internet_20_Link">https://youtu.be/QyJZzq0v7Z4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Bjarne Stroustrup - The Essence of 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Theory and Philosophy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8">Stanford</text:p>
            <text:p text:style-name="P18">Programming Methodology Course</text:p>
          </table:table-cell>
          <table:table-cell table:style-name="Table1.A1" office:value-type="string">
            <text:p text:style-name="P2"><text:a xlink:type="simple" xlink:href="https://youtube.com/playlist?list=PL84A56BC7F4A1F8" text:style-name="Internet_20_link" text:visited-style-name="Visited_20_Internet_20_Link">https://youtube.com/playlist?list=PL84A56BC7F4A1F8</text:a><text:a xlink:type="simple" xlink:href="https://youtube.com/playlist?list=PL84A56BC7F4A1F852" text:style-name="Internet_20_link" text:visited-style-name="Visited_20_Internet_20_Link">52</text:a> </text:p>
          </table:table-cell>
        </table:table-row>
        <table:table-row table:style-name="Table1.1">
          <table:table-cell table:style-name="Table1.A1" office:value-type="string">
            <text:p text:style-name="P20">Coding Technologies</text:p>
            <text:p text:style-name="P20">Breaking Dependencies: The SOLID Principles</text:p>
          </table:table-cell>
          <table:table-cell table:style-name="Table1.A1" office:value-type="string">
            <text:p text:style-name="P2"><text:a xlink:type="simple" xlink:href="https://youtu.be/RT-npV1JRKE" text:style-name="Internet_20_link" text:visited-style-name="Visited_20_Internet_20_Link">https://youtu.be/RT-npV1JRKE</text:a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C++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1">Javidx9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UML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3">Ave Coders</text:p>
            <text:p text:style-name="P23">freeCodeCamp.org</text:p>
            <text:p text:style-name="P23">UML Diagrams Full Course (Unified Modeling Language)</text:p>
          </table:table-cell>
          <table:table-cell table:style-name="Table1.A1" office:value-type="string">
            <text:p text:style-name="P22">https://youtu.be/WnMQ8HlmeXc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4:19:19.884000000</dc:date>
    <meta:editing-duration>PT12H44M14S</meta:editing-duration>
    <meta:editing-cycles>13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89" meta:word-count="218" meta:character-count="2024" meta:non-whitespace-character-count="1879"/>
  </office:meta>
</office:document-meta>
</file>